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top" fo:wrap-option="wrap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ÓDIGO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COLETADO ATUALMENTE</text:p>
          </table:table-cell>
          <table:table-cell table:style-name="ce1"/>
          <table:table-cell office:value-type="string" table:style-name="ce8">
            <text:p>SQL</text:p>
          </table:table-cell>
          <table:table-cell table:number-columns-repeated="16379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Acionista</text:p>
          </table:table-cell>
          <table:table-cell office:value-type="string" table:style-name="ce5">
            <text:p>Não</text:p>
          </table:table-cell>
          <table:table-cell table:style-name="ce1"/>
          <table:table-cell office:value-type="string" office:string-value="INSERT INTO cnpj.QUALIFICACAO_SOCIO (CODIGO, DESCRICAO, FLAG_CARGA_PELO_ETL) VALUES (1, 'Acionista', 0);" table:formula="of:=&quot;INSERT INTO cnpj.QUALIFICACAO_SOCIO (CODIGO, DESCRICAO, FLAG_CARGA_PELO_ETL) VALUES (&quot;&amp;[.A2]&amp;&quot;, '&quot;&amp;[.B2]&amp;&quot;', 0);&quot;" table:style-name="ce1">
            <text:p>INSERT INTO cnpj.QUALIFICACAO_SOCIO (CODIGO, DESCRICAO, FLAG_CARGA_PELO_ETL) VALUES (1, 'Acionista', 0);</text:p>
          </table:table-cell>
          <table:table-cell table:number-columns-repeated="16379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4">
            <text:p>Acionista Controlador</text:p>
          </table:table-cell>
          <table:table-cell office:value-type="string" table:style-name="ce5">
            <text:p>Não</text:p>
          </table:table-cell>
          <table:table-cell table:style-name="ce1"/>
          <table:table-cell office:value-type="string" office:string-value="INSERT INTO cnpj.QUALIFICACAO_SOCIO (CODIGO, DESCRICAO, FLAG_CARGA_PELO_ETL) VALUES (2, 'Acionista Controlador', 0);" table:formula="of:=&quot;INSERT INTO cnpj.QUALIFICACAO_SOCIO (CODIGO, DESCRICAO, FLAG_CARGA_PELO_ETL) VALUES (&quot;&amp;[.A3]&amp;&quot;, '&quot;&amp;[.B3]&amp;&quot;', 0);&quot;" table:style-name="ce1">
            <text:p>INSERT INTO cnpj.QUALIFICACAO_SOCIO (CODIGO, DESCRICAO, FLAG_CARGA_PELO_ETL) VALUES (2, 'Acionista Controlador', 0);</text:p>
          </table:table-cell>
          <table:table-cell table:number-columns-repeated="16379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4">
            <text:p>Acionista Diretor</text:p>
          </table:table-cell>
          <table:table-cell office:value-type="string" table:style-name="ce5">
            <text:p>Não</text:p>
          </table:table-cell>
          <table:table-cell table:style-name="ce1"/>
          <table:table-cell office:value-type="string" office:string-value="INSERT INTO cnpj.QUALIFICACAO_SOCIO (CODIGO, DESCRICAO, FLAG_CARGA_PELO_ETL) VALUES (3, 'Acionista Diretor', 0);" table:formula="of:=&quot;INSERT INTO cnpj.QUALIFICACAO_SOCIO (CODIGO, DESCRICAO, FLAG_CARGA_PELO_ETL) VALUES (&quot;&amp;[.A4]&amp;&quot;, '&quot;&amp;[.B4]&amp;&quot;', 0);&quot;" table:style-name="ce1">
            <text:p>INSERT INTO cnpj.QUALIFICACAO_SOCIO (CODIGO, DESCRICAO, FLAG_CARGA_PELO_ETL) VALUES (3, 'Acionista Diretor', 0);</text:p>
          </table:table-cell>
          <table:table-cell table:number-columns-repeated="16379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4">
            <text:p>Acionista Presidente</text:p>
          </table:table-cell>
          <table:table-cell office:value-type="string" table:style-name="ce5">
            <text:p>Não</text:p>
          </table:table-cell>
          <table:table-cell table:style-name="ce1"/>
          <table:table-cell office:value-type="string" office:string-value="INSERT INTO cnpj.QUALIFICACAO_SOCIO (CODIGO, DESCRICAO, FLAG_CARGA_PELO_ETL) VALUES (4, 'Acionista Presidente', 0);" table:formula="of:=&quot;INSERT INTO cnpj.QUALIFICACAO_SOCIO (CODIGO, DESCRICAO, FLAG_CARGA_PELO_ETL) VALUES (&quot;&amp;[.A5]&amp;&quot;, '&quot;&amp;[.B5]&amp;&quot;', 0);&quot;" table:style-name="ce1">
            <text:p>INSERT INTO cnpj.QUALIFICACAO_SOCIO (CODIGO, DESCRICAO, FLAG_CARGA_PELO_ETL) VALUES (4, 'Acionista Presidente', 0);</text:p>
          </table:table-cell>
          <table:table-cell table:number-columns-repeated="16379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4">
            <text:p>Administrad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5, 'Administrador', 0);" table:formula="of:=&quot;INSERT INTO cnpj.QUALIFICACAO_SOCIO (CODIGO, DESCRICAO, FLAG_CARGA_PELO_ETL) VALUES (&quot;&amp;[.A6]&amp;&quot;, '&quot;&amp;[.B6]&amp;&quot;', 0);&quot;" table:style-name="ce1">
            <text:p>INSERT INTO cnpj.QUALIFICACAO_SOCIO (CODIGO, DESCRICAO, FLAG_CARGA_PELO_ETL) VALUES (5, 'Administrador', 0);</text:p>
          </table:table-cell>
          <table:table-cell table:number-columns-repeated="16379"/>
        </table:table-row>
        <table:table-row table:style-name="ro3">
          <table:table-cell office:value-type="float" office:value="6" table:style-name="ce3">
            <text:p>6</text:p>
          </table:table-cell>
          <table:table-cell office:value-type="string" table:style-name="ce4">
            <text:p>Administradora de consórcio de Empresas ou Grupo de Empresas</text:p>
          </table:table-cell>
          <table:table-cell office:value-type="string" table:style-name="ce5">
            <text:p>Não</text:p>
          </table:table-cell>
          <table:table-cell table:style-name="ce1"/>
          <table:table-cell office:value-type="string" office:string-value="INSERT INTO cnpj.QUALIFICACAO_SOCIO (CODIGO, DESCRICAO, FLAG_CARGA_PELO_ETL) VALUES (6, 'Administradora de consórcio de Empresas ou Grupo de Empresas', 0);" table:formula="of:=&quot;INSERT INTO cnpj.QUALIFICACAO_SOCIO (CODIGO, DESCRICAO, FLAG_CARGA_PELO_ETL) VALUES (&quot;&amp;[.A7]&amp;&quot;, '&quot;&amp;[.B7]&amp;&quot;', 0);&quot;" table:style-name="ce1">
            <text:p>INSERT INTO cnpj.QUALIFICACAO_SOCIO (CODIGO, DESCRICAO, FLAG_CARGA_PELO_ETL) VALUES (6, 'Administradora de consórcio de Empresas ou Grupo de Empresas', 0);</text:p>
          </table:table-cell>
          <table:table-cell table:number-columns-repeated="16379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4">
            <text:p>Comissário</text:p>
          </table:table-cell>
          <table:table-cell office:value-type="string" table:style-name="ce5">
            <text:p>Não</text:p>
          </table:table-cell>
          <table:table-cell table:style-name="ce1"/>
          <table:table-cell office:value-type="string" office:string-value="INSERT INTO cnpj.QUALIFICACAO_SOCIO (CODIGO, DESCRICAO, FLAG_CARGA_PELO_ETL) VALUES (7, 'Comissário', 0);" table:formula="of:=&quot;INSERT INTO cnpj.QUALIFICACAO_SOCIO (CODIGO, DESCRICAO, FLAG_CARGA_PELO_ETL) VALUES (&quot;&amp;[.A8]&amp;&quot;, '&quot;&amp;[.B8]&amp;&quot;', 0);&quot;" table:style-name="ce1">
            <text:p>INSERT INTO cnpj.QUALIFICACAO_SOCIO (CODIGO, DESCRICAO, FLAG_CARGA_PELO_ETL) VALUES (7, 'Comissário', 0);</text:p>
          </table:table-cell>
          <table:table-cell table:number-columns-repeated="16379"/>
        </table:table-row>
        <table:table-row table:style-name="ro4">
          <table:table-cell office:value-type="float" office:value="8" table:style-name="ce3">
            <text:p>8</text:p>
          </table:table-cell>
          <table:table-cell office:value-type="string" table:style-name="ce4">
            <text:p>Conselheiro de Administração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8, 'Conselheiro de Administração', 0);" table:formula="of:=&quot;INSERT INTO cnpj.QUALIFICACAO_SOCIO (CODIGO, DESCRICAO, FLAG_CARGA_PELO_ETL) VALUES (&quot;&amp;[.A9]&amp;&quot;, '&quot;&amp;[.B9]&amp;&quot;', 0);&quot;" table:style-name="ce1">
            <text:p>INSERT INTO cnpj.QUALIFICACAO_SOCIO (CODIGO, DESCRICAO, FLAG_CARGA_PELO_ETL) VALUES (8, 'Conselheiro de Administração', 0);</text:p>
          </table:table-cell>
          <table:table-cell table:number-columns-repeated="16379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4">
            <text:p>Curad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9, 'Curador', 0);" table:formula="of:=&quot;INSERT INTO cnpj.QUALIFICACAO_SOCIO (CODIGO, DESCRICAO, FLAG_CARGA_PELO_ETL) VALUES (&quot;&amp;[.A10]&amp;&quot;, '&quot;&amp;[.B10]&amp;&quot;', 0);&quot;" table:style-name="ce1">
            <text:p>INSERT INTO cnpj.QUALIFICACAO_SOCIO (CODIGO, DESCRICAO, FLAG_CARGA_PELO_ETL) VALUES (9, 'Curador', 0);</text:p>
          </table:table-cell>
          <table:table-cell table:number-columns-repeated="16379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4">
            <text:p>Diret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10, 'Diretor', 0);" table:formula="of:=&quot;INSERT INTO cnpj.QUALIFICACAO_SOCIO (CODIGO, DESCRICAO, FLAG_CARGA_PELO_ETL) VALUES (&quot;&amp;[.A11]&amp;&quot;, '&quot;&amp;[.B11]&amp;&quot;', 0);&quot;" table:style-name="ce1">
            <text:p>INSERT INTO cnpj.QUALIFICACAO_SOCIO (CODIGO, DESCRICAO, FLAG_CARGA_PELO_ETL) VALUES (10, 'Diretor', 0);</text:p>
          </table:table-cell>
          <table:table-cell table:number-columns-repeated="16379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4">
            <text:p>Intervent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11, 'Interventor', 0);" table:formula="of:=&quot;INSERT INTO cnpj.QUALIFICACAO_SOCIO (CODIGO, DESCRICAO, FLAG_CARGA_PELO_ETL) VALUES (&quot;&amp;[.A12]&amp;&quot;, '&quot;&amp;[.B12]&amp;&quot;', 0);&quot;" table:style-name="ce1">
            <text:p>INSERT INTO cnpj.QUALIFICACAO_SOCIO (CODIGO, DESCRICAO, FLAG_CARGA_PELO_ETL) VALUES (11, 'Interventor', 0);</text:p>
          </table:table-cell>
          <table:table-cell table:number-columns-repeated="16379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4">
            <text:p>Inventariante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12, 'Inventariante', 0);" table:formula="of:=&quot;INSERT INTO cnpj.QUALIFICACAO_SOCIO (CODIGO, DESCRICAO, FLAG_CARGA_PELO_ETL) VALUES (&quot;&amp;[.A13]&amp;&quot;, '&quot;&amp;[.B13]&amp;&quot;', 0);&quot;" table:style-name="ce1">
            <text:p>INSERT INTO cnpj.QUALIFICACAO_SOCIO (CODIGO, DESCRICAO, FLAG_CARGA_PELO_ETL) VALUES (12, 'Inventariante', 0);</text:p>
          </table:table-cell>
          <table:table-cell table:number-columns-repeated="16379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4">
            <text:p>Liquidante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13, 'Liquidante', 0);" table:formula="of:=&quot;INSERT INTO cnpj.QUALIFICACAO_SOCIO (CODIGO, DESCRICAO, FLAG_CARGA_PELO_ETL) VALUES (&quot;&amp;[.A14]&amp;&quot;, '&quot;&amp;[.B14]&amp;&quot;', 0);&quot;" table:style-name="ce1">
            <text:p>INSERT INTO cnpj.QUALIFICACAO_SOCIO (CODIGO, DESCRICAO, FLAG_CARGA_PELO_ETL) VALUES (13, 'Liquidante', 0);</text:p>
          </table:table-cell>
          <table:table-cell table:number-columns-repeated="16379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4">
            <text:p>Mãe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14, 'Mãe', 0);" table:formula="of:=&quot;INSERT INTO cnpj.QUALIFICACAO_SOCIO (CODIGO, DESCRICAO, FLAG_CARGA_PELO_ETL) VALUES (&quot;&amp;[.A15]&amp;&quot;, '&quot;&amp;[.B15]&amp;&quot;', 0);&quot;" table:style-name="ce1">
            <text:p>INSERT INTO cnpj.QUALIFICACAO_SOCIO (CODIGO, DESCRICAO, FLAG_CARGA_PELO_ETL) VALUES (14, 'Mãe', 0);</text:p>
          </table:table-cell>
          <table:table-cell table:number-columns-repeated="16379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4">
            <text:p>Pai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15, 'Pai', 0);" table:formula="of:=&quot;INSERT INTO cnpj.QUALIFICACAO_SOCIO (CODIGO, DESCRICAO, FLAG_CARGA_PELO_ETL) VALUES (&quot;&amp;[.A16]&amp;&quot;, '&quot;&amp;[.B16]&amp;&quot;', 0);&quot;" table:style-name="ce1">
            <text:p>INSERT INTO cnpj.QUALIFICACAO_SOCIO (CODIGO, DESCRICAO, FLAG_CARGA_PELO_ETL) VALUES (15, 'Pai', 0);</text:p>
          </table:table-cell>
          <table:table-cell table:number-columns-repeated="16379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4">
            <text:p>Presidente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16, 'Presidente', 0);" table:formula="of:=&quot;INSERT INTO cnpj.QUALIFICACAO_SOCIO (CODIGO, DESCRICAO, FLAG_CARGA_PELO_ETL) VALUES (&quot;&amp;[.A17]&amp;&quot;, '&quot;&amp;[.B17]&amp;&quot;', 0);&quot;" table:style-name="ce1">
            <text:p>INSERT INTO cnpj.QUALIFICACAO_SOCIO (CODIGO, DESCRICAO, FLAG_CARGA_PELO_ETL) VALUES (16, 'Presidente', 0);</text:p>
          </table:table-cell>
          <table:table-cell table:number-columns-repeated="16379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4">
            <text:p>Procurad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17, 'Procurador', 0);" table:formula="of:=&quot;INSERT INTO cnpj.QUALIFICACAO_SOCIO (CODIGO, DESCRICAO, FLAG_CARGA_PELO_ETL) VALUES (&quot;&amp;[.A18]&amp;&quot;, '&quot;&amp;[.B18]&amp;&quot;', 0);&quot;" table:style-name="ce1">
            <text:p>INSERT INTO cnpj.QUALIFICACAO_SOCIO (CODIGO, DESCRICAO, FLAG_CARGA_PELO_ETL) VALUES (17, 'Procurador', 0);</text:p>
          </table:table-cell>
          <table:table-cell table:number-columns-repeated="16379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4">
            <text:p>Secretário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18, 'Secretário', 0);" table:formula="of:=&quot;INSERT INTO cnpj.QUALIFICACAO_SOCIO (CODIGO, DESCRICAO, FLAG_CARGA_PELO_ETL) VALUES (&quot;&amp;[.A19]&amp;&quot;, '&quot;&amp;[.B19]&amp;&quot;', 0);&quot;" table:style-name="ce1">
            <text:p>INSERT INTO cnpj.QUALIFICACAO_SOCIO (CODIGO, DESCRICAO, FLAG_CARGA_PELO_ETL) VALUES (18, 'Secretário', 0);</text:p>
          </table:table-cell>
          <table:table-cell table:number-columns-repeated="16379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4">
            <text:p>Síndico (Condomínio)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19, 'Síndico (Condomínio)', 0);" table:formula="of:=&quot;INSERT INTO cnpj.QUALIFICACAO_SOCIO (CODIGO, DESCRICAO, FLAG_CARGA_PELO_ETL) VALUES (&quot;&amp;[.A20]&amp;&quot;, '&quot;&amp;[.B20]&amp;&quot;', 0);&quot;" table:style-name="ce1">
            <text:p>INSERT INTO cnpj.QUALIFICACAO_SOCIO (CODIGO, DESCRICAO, FLAG_CARGA_PELO_ETL) VALUES (19, 'Síndico (Condomínio)', 0);</text:p>
          </table:table-cell>
          <table:table-cell table:number-columns-repeated="16379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4">
            <text:p>Sociedade Consorciada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20, 'Sociedade Consorciada', 0);" table:formula="of:=&quot;INSERT INTO cnpj.QUALIFICACAO_SOCIO (CODIGO, DESCRICAO, FLAG_CARGA_PELO_ETL) VALUES (&quot;&amp;[.A21]&amp;&quot;, '&quot;&amp;[.B21]&amp;&quot;', 0);&quot;" table:style-name="ce1">
            <text:p>INSERT INTO cnpj.QUALIFICACAO_SOCIO (CODIGO, DESCRICAO, FLAG_CARGA_PELO_ETL) VALUES (20, 'Sociedade Consorciada', 0);</text:p>
          </table:table-cell>
          <table:table-cell table:number-columns-repeated="16379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4">
            <text:p>Sociedade Filiada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21, 'Sociedade Filiada', 0);" table:formula="of:=&quot;INSERT INTO cnpj.QUALIFICACAO_SOCIO (CODIGO, DESCRICAO, FLAG_CARGA_PELO_ETL) VALUES (&quot;&amp;[.A22]&amp;&quot;, '&quot;&amp;[.B22]&amp;&quot;', 0);&quot;" table:style-name="ce1">
            <text:p>INSERT INTO cnpj.QUALIFICACAO_SOCIO (CODIGO, DESCRICAO, FLAG_CARGA_PELO_ETL) VALUES (21, 'Sociedade Filiada', 0);</text:p>
          </table:table-cell>
          <table:table-cell table:number-columns-repeated="16379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4">
            <text:p>Sócio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22, 'Sócio', 0);" table:formula="of:=&quot;INSERT INTO cnpj.QUALIFICACAO_SOCIO (CODIGO, DESCRICAO, FLAG_CARGA_PELO_ETL) VALUES (&quot;&amp;[.A23]&amp;&quot;, '&quot;&amp;[.B23]&amp;&quot;', 0);&quot;" table:style-name="ce1">
            <text:p>INSERT INTO cnpj.QUALIFICACAO_SOCIO (CODIGO, DESCRICAO, FLAG_CARGA_PELO_ETL) VALUES (22, 'Sócio', 0);</text:p>
          </table:table-cell>
          <table:table-cell table:number-columns-repeated="16379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4">
            <text:p>Sócio Capitalista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23, 'Sócio Capitalista', 0);" table:formula="of:=&quot;INSERT INTO cnpj.QUALIFICACAO_SOCIO (CODIGO, DESCRICAO, FLAG_CARGA_PELO_ETL) VALUES (&quot;&amp;[.A24]&amp;&quot;, '&quot;&amp;[.B24]&amp;&quot;', 0);&quot;" table:style-name="ce1">
            <text:p>INSERT INTO cnpj.QUALIFICACAO_SOCIO (CODIGO, DESCRICAO, FLAG_CARGA_PELO_ETL) VALUES (23, 'Sócio Capitalista', 0);</text:p>
          </table:table-cell>
          <table:table-cell table:number-columns-repeated="16379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4">
            <text:p>Sócio Comanditado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24, 'Sócio Comanditado', 0);" table:formula="of:=&quot;INSERT INTO cnpj.QUALIFICACAO_SOCIO (CODIGO, DESCRICAO, FLAG_CARGA_PELO_ETL) VALUES (&quot;&amp;[.A25]&amp;&quot;, '&quot;&amp;[.B25]&amp;&quot;', 0);&quot;" table:style-name="ce1">
            <text:p>INSERT INTO cnpj.QUALIFICACAO_SOCIO (CODIGO, DESCRICAO, FLAG_CARGA_PELO_ETL) VALUES (24, 'Sócio Comanditado', 0);</text:p>
          </table:table-cell>
          <table:table-cell table:number-columns-repeated="16379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style-name="ce4">
            <text:p>Sócio Comanditário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25, 'Sócio Comanditário', 0);" table:formula="of:=&quot;INSERT INTO cnpj.QUALIFICACAO_SOCIO (CODIGO, DESCRICAO, FLAG_CARGA_PELO_ETL) VALUES (&quot;&amp;[.A26]&amp;&quot;, '&quot;&amp;[.B26]&amp;&quot;', 0);&quot;" table:style-name="ce1">
            <text:p>INSERT INTO cnpj.QUALIFICACAO_SOCIO (CODIGO, DESCRICAO, FLAG_CARGA_PELO_ETL) VALUES (25, 'Sócio Comanditário', 0);</text:p>
          </table:table-cell>
          <table:table-cell table:number-columns-repeated="16379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4">
            <text:p>Sócio de Indústria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26, 'Sócio de Indústria', 0);" table:formula="of:=&quot;INSERT INTO cnpj.QUALIFICACAO_SOCIO (CODIGO, DESCRICAO, FLAG_CARGA_PELO_ETL) VALUES (&quot;&amp;[.A27]&amp;&quot;, '&quot;&amp;[.B27]&amp;&quot;', 0);&quot;" table:style-name="ce1">
            <text:p>INSERT INTO cnpj.QUALIFICACAO_SOCIO (CODIGO, DESCRICAO, FLAG_CARGA_PELO_ETL) VALUES (26, 'Sócio de Indústria', 0);</text:p>
          </table:table-cell>
          <table:table-cell table:number-columns-repeated="16379"/>
        </table:table-row>
        <table:table-row table:style-name="ro4">
          <table:table-cell office:value-type="float" office:value="27" table:style-name="ce3">
            <text:p>27</text:p>
          </table:table-cell>
          <table:table-cell office:value-type="string" table:style-name="ce4">
            <text:p>Sócio Residente ou Domiciliado no Exterior</text:p>
          </table:table-cell>
          <table:table-cell office:value-type="string" table:style-name="ce5">
            <text:p>Não</text:p>
          </table:table-cell>
          <table:table-cell table:style-name="ce1"/>
          <table:table-cell office:value-type="string" office:string-value="INSERT INTO cnpj.QUALIFICACAO_SOCIO (CODIGO, DESCRICAO, FLAG_CARGA_PELO_ETL) VALUES (27, 'Sócio Residente ou Domiciliado no Exterior', 0);" table:formula="of:=&quot;INSERT INTO cnpj.QUALIFICACAO_SOCIO (CODIGO, DESCRICAO, FLAG_CARGA_PELO_ETL) VALUES (&quot;&amp;[.A28]&amp;&quot;, '&quot;&amp;[.B28]&amp;&quot;', 0);&quot;" table:style-name="ce1">
            <text:p>INSERT INTO cnpj.QUALIFICACAO_SOCIO (CODIGO, DESCRICAO, FLAG_CARGA_PELO_ETL) VALUES (27, 'Sócio Residente ou Domiciliado no Exterior', 0);</text:p>
          </table:table-cell>
          <table:table-cell table:number-columns-repeated="16379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string" table:style-name="ce4">
            <text:p>Sócio-Gerente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28, 'Sócio-Gerente', 0);" table:formula="of:=&quot;INSERT INTO cnpj.QUALIFICACAO_SOCIO (CODIGO, DESCRICAO, FLAG_CARGA_PELO_ETL) VALUES (&quot;&amp;[.A29]&amp;&quot;, '&quot;&amp;[.B29]&amp;&quot;', 0);&quot;" table:style-name="ce1">
            <text:p>INSERT INTO cnpj.QUALIFICACAO_SOCIO (CODIGO, DESCRICAO, FLAG_CARGA_PELO_ETL) VALUES (28, 'Sócio-Gerente', 0);</text:p>
          </table:table-cell>
          <table:table-cell table:number-columns-repeated="16379"/>
        </table:table-row>
        <table:table-row table:style-name="ro5">
          <table:table-cell office:value-type="float" office:value="29" table:style-name="ce3">
            <text:p>29</text:p>
          </table:table-cell>
          <table:table-cell office:value-type="string" table:style-name="ce4">
            <text:p>Sócio ou Acionista Incapaz ou Relativamente Incapaz (exceto menor)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29, 'Sócio ou Acionista Incapaz ou Relativamente Incapaz (exceto menor)', 0);" table:formula="of:=&quot;INSERT INTO cnpj.QUALIFICACAO_SOCIO (CODIGO, DESCRICAO, FLAG_CARGA_PELO_ETL) VALUES (&quot;&amp;[.A30]&amp;&quot;, '&quot;&amp;[.B30]&amp;&quot;', 0);&quot;" table:style-name="ce1">
            <text:p>INSERT INTO cnpj.QUALIFICACAO_SOCIO (CODIGO, DESCRICAO, FLAG_CARGA_PELO_ETL) VALUES (29, 'Sócio ou Acionista Incapaz ou Relativamente Incapaz (exceto menor)', 0);</text:p>
          </table:table-cell>
          <table:table-cell table:number-columns-repeated="16379"/>
        </table:table-row>
        <table:table-row table:style-name="ro5">
          <table:table-cell office:value-type="float" office:value="30" table:style-name="ce3">
            <text:p>30</text:p>
          </table:table-cell>
          <table:table-cell office:value-type="string" table:style-name="ce4">
            <text:p>Sócio ou Acionista Menor (Assistido/Representado)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30, 'Sócio ou Acionista Menor (Assistido/Representado)', 0);" table:formula="of:=&quot;INSERT INTO cnpj.QUALIFICACAO_SOCIO (CODIGO, DESCRICAO, FLAG_CARGA_PELO_ETL) VALUES (&quot;&amp;[.A31]&amp;&quot;, '&quot;&amp;[.B31]&amp;&quot;', 0);&quot;" table:style-name="ce1">
            <text:p>INSERT INTO cnpj.QUALIFICACAO_SOCIO (CODIGO, DESCRICAO, FLAG_CARGA_PELO_ETL) VALUES (30, 'Sócio ou Acionista Menor (Assistido/Representado)', 0);</text:p>
          </table:table-cell>
          <table:table-cell table:number-columns-repeated="16379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string" table:style-name="ce4">
            <text:p>Sócio Ostensivo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31, 'Sócio Ostensivo', 0);" table:formula="of:=&quot;INSERT INTO cnpj.QUALIFICACAO_SOCIO (CODIGO, DESCRICAO, FLAG_CARGA_PELO_ETL) VALUES (&quot;&amp;[.A32]&amp;&quot;, '&quot;&amp;[.B32]&amp;&quot;', 0);&quot;" table:style-name="ce1">
            <text:p>INSERT INTO cnpj.QUALIFICACAO_SOCIO (CODIGO, DESCRICAO, FLAG_CARGA_PELO_ETL) VALUES (31, 'Sócio Ostensivo', 0);</text:p>
          </table:table-cell>
          <table:table-cell table:number-columns-repeated="16379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string" table:style-name="ce4">
            <text:p>Tabelião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32, 'Tabelião', 0);" table:formula="of:=&quot;INSERT INTO cnpj.QUALIFICACAO_SOCIO (CODIGO, DESCRICAO, FLAG_CARGA_PELO_ETL) VALUES (&quot;&amp;[.A33]&amp;&quot;, '&quot;&amp;[.B33]&amp;&quot;', 0);&quot;" table:style-name="ce1">
            <text:p>INSERT INTO cnpj.QUALIFICACAO_SOCIO (CODIGO, DESCRICAO, FLAG_CARGA_PELO_ETL) VALUES (32, 'Tabelião', 0);</text:p>
          </table:table-cell>
          <table:table-cell table:number-columns-repeated="16379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string" table:style-name="ce4">
            <text:p>Tesoureiro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33, 'Tesoureiro', 0);" table:formula="of:=&quot;INSERT INTO cnpj.QUALIFICACAO_SOCIO (CODIGO, DESCRICAO, FLAG_CARGA_PELO_ETL) VALUES (&quot;&amp;[.A34]&amp;&quot;, '&quot;&amp;[.B34]&amp;&quot;', 0);&quot;" table:style-name="ce1">
            <text:p>INSERT INTO cnpj.QUALIFICACAO_SOCIO (CODIGO, DESCRICAO, FLAG_CARGA_PELO_ETL) VALUES (33, 'Tesoureiro', 0);</text:p>
          </table:table-cell>
          <table:table-cell table:number-columns-repeated="16379"/>
        </table:table-row>
        <table:table-row table:style-name="ro4">
          <table:table-cell office:value-type="float" office:value="34" table:style-name="ce3">
            <text:p>34</text:p>
          </table:table-cell>
          <table:table-cell office:value-type="string" table:style-name="ce4">
            <text:p>Titular de Empresa Individual Imobiliária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34, 'Titular de Empresa Individual Imobiliária', 0);" table:formula="of:=&quot;INSERT INTO cnpj.QUALIFICACAO_SOCIO (CODIGO, DESCRICAO, FLAG_CARGA_PELO_ETL) VALUES (&quot;&amp;[.A35]&amp;&quot;, '&quot;&amp;[.B35]&amp;&quot;', 0);&quot;" table:style-name="ce1">
            <text:p>INSERT INTO cnpj.QUALIFICACAO_SOCIO (CODIGO, DESCRICAO, FLAG_CARGA_PELO_ETL) VALUES (34, 'Titular de Empresa Individual Imobiliária', 0);</text:p>
          </table:table-cell>
          <table:table-cell table:number-columns-repeated="16379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string" table:style-name="ce4">
            <text:p>Tut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35, 'Tutor', 0);" table:formula="of:=&quot;INSERT INTO cnpj.QUALIFICACAO_SOCIO (CODIGO, DESCRICAO, FLAG_CARGA_PELO_ETL) VALUES (&quot;&amp;[.A36]&amp;&quot;, '&quot;&amp;[.B36]&amp;&quot;', 0);&quot;" table:style-name="ce1">
            <text:p>INSERT INTO cnpj.QUALIFICACAO_SOCIO (CODIGO, DESCRICAO, FLAG_CARGA_PELO_ETL) VALUES (35, 'Tutor', 0);</text:p>
          </table:table-cell>
          <table:table-cell table:number-columns-repeated="16379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string" table:style-name="ce4">
            <text:p>Gerente-Delegado</text:p>
          </table:table-cell>
          <table:table-cell office:value-type="string" table:style-name="ce5">
            <text:p>Não</text:p>
          </table:table-cell>
          <table:table-cell table:style-name="ce1"/>
          <table:table-cell office:value-type="string" office:string-value="INSERT INTO cnpj.QUALIFICACAO_SOCIO (CODIGO, DESCRICAO, FLAG_CARGA_PELO_ETL) VALUES (36, 'Gerente-Delegado', 0);" table:formula="of:=&quot;INSERT INTO cnpj.QUALIFICACAO_SOCIO (CODIGO, DESCRICAO, FLAG_CARGA_PELO_ETL) VALUES (&quot;&amp;[.A37]&amp;&quot;, '&quot;&amp;[.B37]&amp;&quot;', 0);&quot;" table:style-name="ce1">
            <text:p>INSERT INTO cnpj.QUALIFICACAO_SOCIO (CODIGO, DESCRICAO, FLAG_CARGA_PELO_ETL) VALUES (36, 'Gerente-Delegado', 0);</text:p>
          </table:table-cell>
          <table:table-cell table:number-columns-repeated="16379"/>
        </table:table-row>
        <table:table-row table:style-name="ro4">
          <table:table-cell office:value-type="float" office:value="37" table:style-name="ce3">
            <text:p>37</text:p>
          </table:table-cell>
          <table:table-cell office:value-type="string" table:style-name="ce4">
            <text:p>Sócio Pessoa Jurídica Domiciliado no Exteri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37, 'Sócio Pessoa Jurídica Domiciliado no Exterior', 0);" table:formula="of:=&quot;INSERT INTO cnpj.QUALIFICACAO_SOCIO (CODIGO, DESCRICAO, FLAG_CARGA_PELO_ETL) VALUES (&quot;&amp;[.A38]&amp;&quot;, '&quot;&amp;[.B38]&amp;&quot;', 0);&quot;" table:style-name="ce1">
            <text:p>INSERT INTO cnpj.QUALIFICACAO_SOCIO (CODIGO, DESCRICAO, FLAG_CARGA_PELO_ETL) VALUES (37, 'Sócio Pessoa Jurídica Domiciliado no Exterior', 0);</text:p>
          </table:table-cell>
          <table:table-cell table:number-columns-repeated="16379"/>
        </table:table-row>
        <table:table-row table:style-name="ro3">
          <table:table-cell office:value-type="float" office:value="38" table:style-name="ce3">
            <text:p>38</text:p>
          </table:table-cell>
          <table:table-cell office:value-type="string" table:style-name="ce4">
            <text:p>Sócio Pessoa Física Residente ou Domiciliado no Exteri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38, 'Sócio Pessoa Física Residente ou Domiciliado no Exterior', 0);" table:formula="of:=&quot;INSERT INTO cnpj.QUALIFICACAO_SOCIO (CODIGO, DESCRICAO, FLAG_CARGA_PELO_ETL) VALUES (&quot;&amp;[.A39]&amp;&quot;, '&quot;&amp;[.B39]&amp;&quot;', 0);&quot;" table:style-name="ce1">
            <text:p>INSERT INTO cnpj.QUALIFICACAO_SOCIO (CODIGO, DESCRICAO, FLAG_CARGA_PELO_ETL) VALUES (38, 'Sócio Pessoa Física Residente ou Domiciliado no Exterior', 0);</text:p>
          </table:table-cell>
          <table:table-cell table:number-columns-repeated="16379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string" table:style-name="ce4">
            <text:p>Diplomata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39, 'Diplomata', 0);" table:formula="of:=&quot;INSERT INTO cnpj.QUALIFICACAO_SOCIO (CODIGO, DESCRICAO, FLAG_CARGA_PELO_ETL) VALUES (&quot;&amp;[.A40]&amp;&quot;, '&quot;&amp;[.B40]&amp;&quot;', 0);&quot;" table:style-name="ce1">
            <text:p>INSERT INTO cnpj.QUALIFICACAO_SOCIO (CODIGO, DESCRICAO, FLAG_CARGA_PELO_ETL) VALUES (39, 'Diplomata', 0);</text:p>
          </table:table-cell>
          <table:table-cell table:number-columns-repeated="16379"/>
        </table:table-row>
        <table:table-row table:style-name="ro2">
          <table:table-cell office:value-type="float" office:value="40" table:style-name="ce3">
            <text:p>40</text:p>
          </table:table-cell>
          <table:table-cell office:value-type="string" table:style-name="ce4">
            <text:p>Cônsul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40, 'Cônsul', 0);" table:formula="of:=&quot;INSERT INTO cnpj.QUALIFICACAO_SOCIO (CODIGO, DESCRICAO, FLAG_CARGA_PELO_ETL) VALUES (&quot;&amp;[.A41]&amp;&quot;, '&quot;&amp;[.B41]&amp;&quot;', 0);&quot;" table:style-name="ce1">
            <text:p>INSERT INTO cnpj.QUALIFICACAO_SOCIO (CODIGO, DESCRICAO, FLAG_CARGA_PELO_ETL) VALUES (40, 'Cônsul', 0);</text:p>
          </table:table-cell>
          <table:table-cell table:number-columns-repeated="16379"/>
        </table:table-row>
        <table:table-row table:style-name="ro3">
          <table:table-cell office:value-type="float" office:value="41" table:style-name="ce3">
            <text:p>41</text:p>
          </table:table-cell>
          <table:table-cell office:value-type="string" table:style-name="ce4">
            <text:p>Representante de Organização Internacional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41, 'Representante de Organização Internacional', 0);" table:formula="of:=&quot;INSERT INTO cnpj.QUALIFICACAO_SOCIO (CODIGO, DESCRICAO, FLAG_CARGA_PELO_ETL) VALUES (&quot;&amp;[.A42]&amp;&quot;, '&quot;&amp;[.B42]&amp;&quot;', 0);&quot;" table:style-name="ce1">
            <text:p>INSERT INTO cnpj.QUALIFICACAO_SOCIO (CODIGO, DESCRICAO, FLAG_CARGA_PELO_ETL) VALUES (41, 'Representante de Organização Internacional', 0);</text:p>
          </table:table-cell>
          <table:table-cell table:number-columns-repeated="16379"/>
        </table:table-row>
        <table:table-row table:style-name="ro2">
          <table:table-cell office:value-type="float" office:value="42" table:style-name="ce3">
            <text:p>42</text:p>
          </table:table-cell>
          <table:table-cell office:value-type="string" table:style-name="ce4">
            <text:p>Oficial de Registro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42, 'Oficial de Registro', 0);" table:formula="of:=&quot;INSERT INTO cnpj.QUALIFICACAO_SOCIO (CODIGO, DESCRICAO, FLAG_CARGA_PELO_ETL) VALUES (&quot;&amp;[.A43]&amp;&quot;, '&quot;&amp;[.B43]&amp;&quot;', 0);&quot;" table:style-name="ce1">
            <text:p>INSERT INTO cnpj.QUALIFICACAO_SOCIO (CODIGO, DESCRICAO, FLAG_CARGA_PELO_ETL) VALUES (42, 'Oficial de Registro', 0);</text:p>
          </table:table-cell>
          <table:table-cell table:number-columns-repeated="16379"/>
        </table:table-row>
        <table:table-row table:style-name="ro2">
          <table:table-cell office:value-type="float" office:value="43" table:style-name="ce3">
            <text:p>43</text:p>
          </table:table-cell>
          <table:table-cell office:value-type="string" table:style-name="ce4">
            <text:p>Responsável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43, 'Responsável', 0);" table:formula="of:=&quot;INSERT INTO cnpj.QUALIFICACAO_SOCIO (CODIGO, DESCRICAO, FLAG_CARGA_PELO_ETL) VALUES (&quot;&amp;[.A44]&amp;&quot;, '&quot;&amp;[.B44]&amp;&quot;', 0);&quot;" table:style-name="ce1">
            <text:p>INSERT INTO cnpj.QUALIFICACAO_SOCIO (CODIGO, DESCRICAO, FLAG_CARGA_PELO_ETL) VALUES (43, 'Responsável', 0);</text:p>
          </table:table-cell>
          <table:table-cell table:number-columns-repeated="16379"/>
        </table:table-row>
        <table:table-row table:style-name="ro2">
          <table:table-cell office:value-type="float" office:value="44" table:style-name="ce3">
            <text:p>44</text:p>
          </table:table-cell>
          <table:table-cell office:value-type="string" table:style-name="ce4">
            <text:p>Sócio Participante</text:p>
          </table:table-cell>
          <table:table-cell office:value-type="string" table:style-name="ce5">
            <text:p>Não</text:p>
          </table:table-cell>
          <table:table-cell table:style-name="ce1"/>
          <table:table-cell office:value-type="string" office:string-value="INSERT INTO cnpj.QUALIFICACAO_SOCIO (CODIGO, DESCRICAO, FLAG_CARGA_PELO_ETL) VALUES (44, 'Sócio Participante', 0);" table:formula="of:=&quot;INSERT INTO cnpj.QUALIFICACAO_SOCIO (CODIGO, DESCRICAO, FLAG_CARGA_PELO_ETL) VALUES (&quot;&amp;[.A45]&amp;&quot;, '&quot;&amp;[.B45]&amp;&quot;', 0);&quot;" table:style-name="ce1">
            <text:p>INSERT INTO cnpj.QUALIFICACAO_SOCIO (CODIGO, DESCRICAO, FLAG_CARGA_PELO_ETL) VALUES (44, 'Sócio Participante', 0);</text:p>
          </table:table-cell>
          <table:table-cell table:number-columns-repeated="16379"/>
        </table:table-row>
        <table:table-row table:style-name="ro2">
          <table:table-cell office:value-type="float" office:value="45" table:style-name="ce3">
            <text:p>45</text:p>
          </table:table-cell>
          <table:table-cell office:value-type="string" table:style-name="ce4">
            <text:p>Sócio Investidor</text:p>
          </table:table-cell>
          <table:table-cell office:value-type="string" table:style-name="ce5">
            <text:p>Não</text:p>
          </table:table-cell>
          <table:table-cell table:style-name="ce1"/>
          <table:table-cell office:value-type="string" office:string-value="INSERT INTO cnpj.QUALIFICACAO_SOCIO (CODIGO, DESCRICAO, FLAG_CARGA_PELO_ETL) VALUES (45, 'Sócio Investidor', 0);" table:formula="of:=&quot;INSERT INTO cnpj.QUALIFICACAO_SOCIO (CODIGO, DESCRICAO, FLAG_CARGA_PELO_ETL) VALUES (&quot;&amp;[.A46]&amp;&quot;, '&quot;&amp;[.B46]&amp;&quot;', 0);&quot;" table:style-name="ce1">
            <text:p>INSERT INTO cnpj.QUALIFICACAO_SOCIO (CODIGO, DESCRICAO, FLAG_CARGA_PELO_ETL) VALUES (45, 'Sócio Investidor', 0);</text:p>
          </table:table-cell>
          <table:table-cell table:number-columns-repeated="16379"/>
        </table:table-row>
        <table:table-row table:style-name="ro4">
          <table:table-cell office:value-type="float" office:value="46" table:style-name="ce3">
            <text:p>46</text:p>
          </table:table-cell>
          <table:table-cell office:value-type="string" table:style-name="ce4">
            <text:p>Ministro de Estado das Relações Exteriores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46, 'Ministro de Estado das Relações Exteriores', 0);" table:formula="of:=&quot;INSERT INTO cnpj.QUALIFICACAO_SOCIO (CODIGO, DESCRICAO, FLAG_CARGA_PELO_ETL) VALUES (&quot;&amp;[.A47]&amp;&quot;, '&quot;&amp;[.B47]&amp;&quot;', 0);&quot;" table:style-name="ce1">
            <text:p>INSERT INTO cnpj.QUALIFICACAO_SOCIO (CODIGO, DESCRICAO, FLAG_CARGA_PELO_ETL) VALUES (46, 'Ministro de Estado das Relações Exteriores', 0);</text:p>
          </table:table-cell>
          <table:table-cell table:number-columns-repeated="16379"/>
        </table:table-row>
        <table:table-row table:style-name="ro4">
          <table:table-cell office:value-type="float" office:value="47" table:style-name="ce3">
            <text:p>47</text:p>
          </table:table-cell>
          <table:table-cell office:value-type="string" table:style-name="ce4">
            <text:p>Sócio Pessoa Física Residente no Brasil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47, 'Sócio Pessoa Física Residente no Brasil', 0);" table:formula="of:=&quot;INSERT INTO cnpj.QUALIFICACAO_SOCIO (CODIGO, DESCRICAO, FLAG_CARGA_PELO_ETL) VALUES (&quot;&amp;[.A48]&amp;&quot;, '&quot;&amp;[.B48]&amp;&quot;', 0);&quot;" table:style-name="ce1">
            <text:p>INSERT INTO cnpj.QUALIFICACAO_SOCIO (CODIGO, DESCRICAO, FLAG_CARGA_PELO_ETL) VALUES (47, 'Sócio Pessoa Física Residente no Brasil', 0);</text:p>
          </table:table-cell>
          <table:table-cell table:number-columns-repeated="16379"/>
        </table:table-row>
        <table:table-row table:style-name="ro4">
          <table:table-cell office:value-type="float" office:value="48" table:style-name="ce3">
            <text:p>48</text:p>
          </table:table-cell>
          <table:table-cell office:value-type="string" table:style-name="ce4">
            <text:p>Sócio Pessoa Jurídica Domiciliado no Brasil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48, 'Sócio Pessoa Jurídica Domiciliado no Brasil', 0);" table:formula="of:=&quot;INSERT INTO cnpj.QUALIFICACAO_SOCIO (CODIGO, DESCRICAO, FLAG_CARGA_PELO_ETL) VALUES (&quot;&amp;[.A49]&amp;&quot;, '&quot;&amp;[.B49]&amp;&quot;', 0);&quot;" table:style-name="ce1">
            <text:p>INSERT INTO cnpj.QUALIFICACAO_SOCIO (CODIGO, DESCRICAO, FLAG_CARGA_PELO_ETL) VALUES (48, 'Sócio Pessoa Jurídica Domiciliado no Brasil', 0);</text:p>
          </table:table-cell>
          <table:table-cell table:number-columns-repeated="16379"/>
        </table:table-row>
        <table:table-row table:style-name="ro2">
          <table:table-cell office:value-type="float" office:value="49" table:style-name="ce3">
            <text:p>49</text:p>
          </table:table-cell>
          <table:table-cell office:value-type="string" table:style-name="ce4">
            <text:p>Sócio-Administrad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49, 'Sócio-Administrador', 0);" table:formula="of:=&quot;INSERT INTO cnpj.QUALIFICACAO_SOCIO (CODIGO, DESCRICAO, FLAG_CARGA_PELO_ETL) VALUES (&quot;&amp;[.A50]&amp;&quot;, '&quot;&amp;[.B50]&amp;&quot;', 0);&quot;" table:style-name="ce1">
            <text:p>INSERT INTO cnpj.QUALIFICACAO_SOCIO (CODIGO, DESCRICAO, FLAG_CARGA_PELO_ETL) VALUES (49, 'Sócio-Administrador', 0);</text:p>
          </table:table-cell>
          <table:table-cell table:number-columns-repeated="16379"/>
        </table:table-row>
        <table:table-row table:style-name="ro2">
          <table:table-cell office:value-type="float" office:value="50" table:style-name="ce3">
            <text:p>50</text:p>
          </table:table-cell>
          <table:table-cell office:value-type="string" table:style-name="ce4">
            <text:p>Empresário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50, 'Empresário', 0);" table:formula="of:=&quot;INSERT INTO cnpj.QUALIFICACAO_SOCIO (CODIGO, DESCRICAO, FLAG_CARGA_PELO_ETL) VALUES (&quot;&amp;[.A51]&amp;&quot;, '&quot;&amp;[.B51]&amp;&quot;', 0);&quot;" table:style-name="ce1">
            <text:p>INSERT INTO cnpj.QUALIFICACAO_SOCIO (CODIGO, DESCRICAO, FLAG_CARGA_PELO_ETL) VALUES (50, 'Empresário', 0);</text:p>
          </table:table-cell>
          <table:table-cell table:number-columns-repeated="16379"/>
        </table:table-row>
        <table:table-row table:style-name="ro4">
          <table:table-cell office:value-type="float" office:value="51" table:style-name="ce3">
            <text:p>51</text:p>
          </table:table-cell>
          <table:table-cell office:value-type="string" table:style-name="ce4">
            <text:p>Candidato a Cargo Político Eletivo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51, 'Candidato a Cargo Político Eletivo', 0);" table:formula="of:=&quot;INSERT INTO cnpj.QUALIFICACAO_SOCIO (CODIGO, DESCRICAO, FLAG_CARGA_PELO_ETL) VALUES (&quot;&amp;[.A52]&amp;&quot;, '&quot;&amp;[.B52]&amp;&quot;', 0);&quot;" table:style-name="ce1">
            <text:p>INSERT INTO cnpj.QUALIFICACAO_SOCIO (CODIGO, DESCRICAO, FLAG_CARGA_PELO_ETL) VALUES (51, 'Candidato a Cargo Político Eletivo', 0);</text:p>
          </table:table-cell>
          <table:table-cell table:number-columns-repeated="16379"/>
        </table:table-row>
        <table:table-row table:style-name="ro2">
          <table:table-cell office:value-type="float" office:value="52" table:style-name="ce3">
            <text:p>52</text:p>
          </table:table-cell>
          <table:table-cell office:value-type="string" table:style-name="ce4">
            <text:p>Sócio com Capital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52, 'Sócio com Capital', 0);" table:formula="of:=&quot;INSERT INTO cnpj.QUALIFICACAO_SOCIO (CODIGO, DESCRICAO, FLAG_CARGA_PELO_ETL) VALUES (&quot;&amp;[.A53]&amp;&quot;, '&quot;&amp;[.B53]&amp;&quot;', 0);&quot;" table:style-name="ce1">
            <text:p>INSERT INTO cnpj.QUALIFICACAO_SOCIO (CODIGO, DESCRICAO, FLAG_CARGA_PELO_ETL) VALUES (52, 'Sócio com Capital', 0);</text:p>
          </table:table-cell>
          <table:table-cell table:number-columns-repeated="16379"/>
        </table:table-row>
        <table:table-row table:style-name="ro2">
          <table:table-cell office:value-type="float" office:value="53" table:style-name="ce3">
            <text:p>53</text:p>
          </table:table-cell>
          <table:table-cell office:value-type="string" table:style-name="ce4">
            <text:p>Sócio sem Capital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53, 'Sócio sem Capital', 0);" table:formula="of:=&quot;INSERT INTO cnpj.QUALIFICACAO_SOCIO (CODIGO, DESCRICAO, FLAG_CARGA_PELO_ETL) VALUES (&quot;&amp;[.A54]&amp;&quot;, '&quot;&amp;[.B54]&amp;&quot;', 0);&quot;" table:style-name="ce1">
            <text:p>INSERT INTO cnpj.QUALIFICACAO_SOCIO (CODIGO, DESCRICAO, FLAG_CARGA_PELO_ETL) VALUES (53, 'Sócio sem Capital', 0);</text:p>
          </table:table-cell>
          <table:table-cell table:number-columns-repeated="16379"/>
        </table:table-row>
        <table:table-row table:style-name="ro2">
          <table:table-cell office:value-type="float" office:value="54" table:style-name="ce3">
            <text:p>54</text:p>
          </table:table-cell>
          <table:table-cell office:value-type="string" table:style-name="ce4">
            <text:p>Fundad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54, 'Fundador', 0);" table:formula="of:=&quot;INSERT INTO cnpj.QUALIFICACAO_SOCIO (CODIGO, DESCRICAO, FLAG_CARGA_PELO_ETL) VALUES (&quot;&amp;[.A55]&amp;&quot;, '&quot;&amp;[.B55]&amp;&quot;', 0);&quot;" table:style-name="ce1">
            <text:p>INSERT INTO cnpj.QUALIFICACAO_SOCIO (CODIGO, DESCRICAO, FLAG_CARGA_PELO_ETL) VALUES (54, 'Fundador', 0);</text:p>
          </table:table-cell>
          <table:table-cell table:number-columns-repeated="16379"/>
        </table:table-row>
        <table:table-row table:style-name="ro4">
          <table:table-cell office:value-type="float" office:value="55" table:style-name="ce3">
            <text:p>55</text:p>
          </table:table-cell>
          <table:table-cell office:value-type="string" table:style-name="ce4">
            <text:p>Sócio Comanditado Residente no Exteri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55, 'Sócio Comanditado Residente no Exterior', 0);" table:formula="of:=&quot;INSERT INTO cnpj.QUALIFICACAO_SOCIO (CODIGO, DESCRICAO, FLAG_CARGA_PELO_ETL) VALUES (&quot;&amp;[.A56]&amp;&quot;, '&quot;&amp;[.B56]&amp;&quot;', 0);&quot;" table:style-name="ce1">
            <text:p>INSERT INTO cnpj.QUALIFICACAO_SOCIO (CODIGO, DESCRICAO, FLAG_CARGA_PELO_ETL) VALUES (55, 'Sócio Comanditado Residente no Exterior', 0);</text:p>
          </table:table-cell>
          <table:table-cell table:number-columns-repeated="16379"/>
        </table:table-row>
        <table:table-row table:style-name="ro3">
          <table:table-cell office:value-type="float" office:value="56" table:style-name="ce3">
            <text:p>56</text:p>
          </table:table-cell>
          <table:table-cell office:value-type="string" table:style-name="ce4">
            <text:p>Sócio Comanditário Pessoa Física Residente no Exteri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56, 'Sócio Comanditário Pessoa Física Residente no Exterior', 0);" table:formula="of:=&quot;INSERT INTO cnpj.QUALIFICACAO_SOCIO (CODIGO, DESCRICAO, FLAG_CARGA_PELO_ETL) VALUES (&quot;&amp;[.A57]&amp;&quot;, '&quot;&amp;[.B57]&amp;&quot;', 0);&quot;" table:style-name="ce1">
            <text:p>INSERT INTO cnpj.QUALIFICACAO_SOCIO (CODIGO, DESCRICAO, FLAG_CARGA_PELO_ETL) VALUES (56, 'Sócio Comanditário Pessoa Física Residente no Exterior', 0);</text:p>
          </table:table-cell>
          <table:table-cell table:number-columns-repeated="16379"/>
        </table:table-row>
        <table:table-row table:style-name="ro3">
          <table:table-cell office:value-type="float" office:value="57" table:style-name="ce3">
            <text:p>57</text:p>
          </table:table-cell>
          <table:table-cell office:value-type="string" table:style-name="ce4">
            <text:p>Sócio Comanditário Pessoa Jurídica Domiciliado no Exteri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57, 'Sócio Comanditário Pessoa Jurídica Domiciliado no Exterior', 0);" table:formula="of:=&quot;INSERT INTO cnpj.QUALIFICACAO_SOCIO (CODIGO, DESCRICAO, FLAG_CARGA_PELO_ETL) VALUES (&quot;&amp;[.A58]&amp;&quot;, '&quot;&amp;[.B58]&amp;&quot;', 0);&quot;" table:style-name="ce1">
            <text:p>INSERT INTO cnpj.QUALIFICACAO_SOCIO (CODIGO, DESCRICAO, FLAG_CARGA_PELO_ETL) VALUES (57, 'Sócio Comanditário Pessoa Jurídica Domiciliado no Exterior', 0);</text:p>
          </table:table-cell>
          <table:table-cell table:number-columns-repeated="16379"/>
        </table:table-row>
        <table:table-row table:style-name="ro4">
          <table:table-cell office:value-type="float" office:value="58" table:style-name="ce3">
            <text:p>58</text:p>
          </table:table-cell>
          <table:table-cell office:value-type="string" table:style-name="ce4">
            <text:p>Sócio Comanditário Incapaz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58, 'Sócio Comanditário Incapaz', 0);" table:formula="of:=&quot;INSERT INTO cnpj.QUALIFICACAO_SOCIO (CODIGO, DESCRICAO, FLAG_CARGA_PELO_ETL) VALUES (&quot;&amp;[.A59]&amp;&quot;, '&quot;&amp;[.B59]&amp;&quot;', 0);&quot;" table:style-name="ce1">
            <text:p>INSERT INTO cnpj.QUALIFICACAO_SOCIO (CODIGO, DESCRICAO, FLAG_CARGA_PELO_ETL) VALUES (58, 'Sócio Comanditário Incapaz', 0);</text:p>
          </table:table-cell>
          <table:table-cell table:number-columns-repeated="16379"/>
        </table:table-row>
        <table:table-row table:style-name="ro2">
          <table:table-cell office:value-type="float" office:value="59" table:style-name="ce3">
            <text:p>59</text:p>
          </table:table-cell>
          <table:table-cell office:value-type="string" table:style-name="ce4">
            <text:p>Produtor Rural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59, 'Produtor Rural', 0);" table:formula="of:=&quot;INSERT INTO cnpj.QUALIFICACAO_SOCIO (CODIGO, DESCRICAO, FLAG_CARGA_PELO_ETL) VALUES (&quot;&amp;[.A60]&amp;&quot;, '&quot;&amp;[.B60]&amp;&quot;', 0);&quot;" table:style-name="ce1">
            <text:p>INSERT INTO cnpj.QUALIFICACAO_SOCIO (CODIGO, DESCRICAO, FLAG_CARGA_PELO_ETL) VALUES (59, 'Produtor Rural', 0);</text:p>
          </table:table-cell>
          <table:table-cell table:number-columns-repeated="16379"/>
        </table:table-row>
        <table:table-row table:style-name="ro2">
          <table:table-cell office:value-type="float" office:value="60" table:style-name="ce3">
            <text:p>60</text:p>
          </table:table-cell>
          <table:table-cell office:value-type="string" table:style-name="ce4">
            <text:p>Cônsul Honorário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60, 'Cônsul Honorário', 0);" table:formula="of:=&quot;INSERT INTO cnpj.QUALIFICACAO_SOCIO (CODIGO, DESCRICAO, FLAG_CARGA_PELO_ETL) VALUES (&quot;&amp;[.A61]&amp;&quot;, '&quot;&amp;[.B61]&amp;&quot;', 0);&quot;" table:style-name="ce1">
            <text:p>INSERT INTO cnpj.QUALIFICACAO_SOCIO (CODIGO, DESCRICAO, FLAG_CARGA_PELO_ETL) VALUES (60, 'Cônsul Honorário', 0);</text:p>
          </table:table-cell>
          <table:table-cell table:number-columns-repeated="16379"/>
        </table:table-row>
        <table:table-row table:style-name="ro2">
          <table:table-cell office:value-type="float" office:value="61" table:style-name="ce3">
            <text:p>61</text:p>
          </table:table-cell>
          <table:table-cell office:value-type="string" table:style-name="ce4">
            <text:p>Responsável Indigena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61, 'Responsável Indigena', 0);" table:formula="of:=&quot;INSERT INTO cnpj.QUALIFICACAO_SOCIO (CODIGO, DESCRICAO, FLAG_CARGA_PELO_ETL) VALUES (&quot;&amp;[.A62]&amp;&quot;, '&quot;&amp;[.B62]&amp;&quot;', 0);&quot;" table:style-name="ce1">
            <text:p>INSERT INTO cnpj.QUALIFICACAO_SOCIO (CODIGO, DESCRICAO, FLAG_CARGA_PELO_ETL) VALUES (61, 'Responsável Indigena', 0);</text:p>
          </table:table-cell>
          <table:table-cell table:number-columns-repeated="16379"/>
        </table:table-row>
        <table:table-row table:style-name="ro3">
          <table:table-cell office:value-type="float" office:value="62" table:style-name="ce3">
            <text:p>62</text:p>
          </table:table-cell>
          <table:table-cell office:value-type="string" table:style-name="ce4">
            <text:p>Representante das Instituições Extraterritoriais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62, 'Representante das Instituições Extraterritoriais', 0);" table:formula="of:=&quot;INSERT INTO cnpj.QUALIFICACAO_SOCIO (CODIGO, DESCRICAO, FLAG_CARGA_PELO_ETL) VALUES (&quot;&amp;[.A63]&amp;&quot;, '&quot;&amp;[.B63]&amp;&quot;', 0);&quot;" table:style-name="ce1">
            <text:p>INSERT INTO cnpj.QUALIFICACAO_SOCIO (CODIGO, DESCRICAO, FLAG_CARGA_PELO_ETL) VALUES (62, 'Representante das Instituições Extraterritoriais', 0);</text:p>
          </table:table-cell>
          <table:table-cell table:number-columns-repeated="16379"/>
        </table:table-row>
        <table:table-row table:style-name="ro2">
          <table:table-cell office:value-type="float" office:value="63" table:style-name="ce3">
            <text:p>63</text:p>
          </table:table-cell>
          <table:table-cell office:value-type="string" table:style-name="ce4">
            <text:p>Cotas em Tesouraria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63, 'Cotas em Tesouraria', 0);" table:formula="of:=&quot;INSERT INTO cnpj.QUALIFICACAO_SOCIO (CODIGO, DESCRICAO, FLAG_CARGA_PELO_ETL) VALUES (&quot;&amp;[.A64]&amp;&quot;, '&quot;&amp;[.B64]&amp;&quot;', 0);&quot;" table:style-name="ce1">
            <text:p>INSERT INTO cnpj.QUALIFICACAO_SOCIO (CODIGO, DESCRICAO, FLAG_CARGA_PELO_ETL) VALUES (63, 'Cotas em Tesouraria', 0);</text:p>
          </table:table-cell>
          <table:table-cell table:number-columns-repeated="16379"/>
        </table:table-row>
        <table:table-row table:style-name="ro2">
          <table:table-cell office:value-type="float" office:value="64" table:style-name="ce3">
            <text:p>64</text:p>
          </table:table-cell>
          <table:table-cell office:value-type="string" table:style-name="ce4">
            <text:p>Administrador Judicial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64, 'Administrador Judicial', 0);" table:formula="of:=&quot;INSERT INTO cnpj.QUALIFICACAO_SOCIO (CODIGO, DESCRICAO, FLAG_CARGA_PELO_ETL) VALUES (&quot;&amp;[.A65]&amp;&quot;, '&quot;&amp;[.B65]&amp;&quot;', 0);&quot;" table:style-name="ce1">
            <text:p>INSERT INTO cnpj.QUALIFICACAO_SOCIO (CODIGO, DESCRICAO, FLAG_CARGA_PELO_ETL) VALUES (64, 'Administrador Judicial', 0);</text:p>
          </table:table-cell>
          <table:table-cell table:number-columns-repeated="16379"/>
        </table:table-row>
        <table:table-row table:style-name="ro3">
          <table:table-cell office:value-type="float" office:value="65" table:style-name="ce3">
            <text:p>65</text:p>
          </table:table-cell>
          <table:table-cell office:value-type="string" table:style-name="ce4">
            <text:p>Titular Pessoa Física Residente ou Domiciliado no Brasil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65, 'Titular Pessoa Física Residente ou Domiciliado no Brasil', 0);" table:formula="of:=&quot;INSERT INTO cnpj.QUALIFICACAO_SOCIO (CODIGO, DESCRICAO, FLAG_CARGA_PELO_ETL) VALUES (&quot;&amp;[.A66]&amp;&quot;, '&quot;&amp;[.B66]&amp;&quot;', 0);&quot;" table:style-name="ce1">
            <text:p>INSERT INTO cnpj.QUALIFICACAO_SOCIO (CODIGO, DESCRICAO, FLAG_CARGA_PELO_ETL) VALUES (65, 'Titular Pessoa Física Residente ou Domiciliado no Brasil', 0);</text:p>
          </table:table-cell>
          <table:table-cell table:number-columns-repeated="16379"/>
        </table:table-row>
        <table:table-row table:style-name="ro3">
          <table:table-cell office:value-type="float" office:value="66" table:style-name="ce3">
            <text:p>66</text:p>
          </table:table-cell>
          <table:table-cell office:value-type="string" table:style-name="ce4">
            <text:p>Titular Pessoa Física Residente ou Domiciliado no Exteri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66, 'Titular Pessoa Física Residente ou Domiciliado no Exterior', 0);" table:formula="of:=&quot;INSERT INTO cnpj.QUALIFICACAO_SOCIO (CODIGO, DESCRICAO, FLAG_CARGA_PELO_ETL) VALUES (&quot;&amp;[.A67]&amp;&quot;, '&quot;&amp;[.B67]&amp;&quot;', 0);&quot;" table:style-name="ce1">
            <text:p>INSERT INTO cnpj.QUALIFICACAO_SOCIO (CODIGO, DESCRICAO, FLAG_CARGA_PELO_ETL) VALUES (66, 'Titular Pessoa Física Residente ou Domiciliado no Exterior', 0);</text:p>
          </table:table-cell>
          <table:table-cell table:number-columns-repeated="16379"/>
        </table:table-row>
        <table:table-row table:style-name="ro5">
          <table:table-cell office:value-type="float" office:value="67" table:style-name="ce3">
            <text:p>67</text:p>
          </table:table-cell>
          <table:table-cell office:value-type="string" table:style-name="ce4">
            <text:p>Titular Pessoa Física Incapaz ou Relativamente Incapaz (exceto menor)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67, 'Titular Pessoa Física Incapaz ou Relativamente Incapaz (exceto menor)', 0);" table:formula="of:=&quot;INSERT INTO cnpj.QUALIFICACAO_SOCIO (CODIGO, DESCRICAO, FLAG_CARGA_PELO_ETL) VALUES (&quot;&amp;[.A68]&amp;&quot;, '&quot;&amp;[.B68]&amp;&quot;', 0);&quot;" table:style-name="ce1">
            <text:p>INSERT INTO cnpj.QUALIFICACAO_SOCIO (CODIGO, DESCRICAO, FLAG_CARGA_PELO_ETL) VALUES (67, 'Titular Pessoa Física Incapaz ou Relativamente Incapaz (exceto menor)', 0);</text:p>
          </table:table-cell>
          <table:table-cell table:number-columns-repeated="16379"/>
        </table:table-row>
        <table:table-row table:style-name="ro5">
          <table:table-cell office:value-type="float" office:value="68" table:style-name="ce3">
            <text:p>68</text:p>
          </table:table-cell>
          <table:table-cell office:value-type="string" table:style-name="ce4">
            <text:p>Titular Pessoa Física Menor (Assistido/Representado)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68, 'Titular Pessoa Física Menor (Assistido/Representado)', 0);" table:formula="of:=&quot;INSERT INTO cnpj.QUALIFICACAO_SOCIO (CODIGO, DESCRICAO, FLAG_CARGA_PELO_ETL) VALUES (&quot;&amp;[.A69]&amp;&quot;, '&quot;&amp;[.B69]&amp;&quot;', 0);&quot;" table:style-name="ce1">
            <text:p>INSERT INTO cnpj.QUALIFICACAO_SOCIO (CODIGO, DESCRICAO, FLAG_CARGA_PELO_ETL) VALUES (68, 'Titular Pessoa Física Menor (Assistido/Representado)', 0);</text:p>
          </table:table-cell>
          <table:table-cell table:number-columns-repeated="16379"/>
        </table:table-row>
        <table:table-row table:style-name="ro2">
          <table:table-cell office:value-type="float" office:value="69" table:style-name="ce6">
            <text:p>69</text:p>
          </table:table-cell>
          <table:table-cell office:value-type="string" table:style-name="ce7">
            <text:p>Beneficiário Final</text:p>
          </table:table-cell>
          <table:table-cell office:value-type="string" table:style-name="ce5">
            <text:p>Não</text:p>
          </table:table-cell>
          <table:table-cell table:style-name="ce1"/>
          <table:table-cell office:value-type="string" office:string-value="INSERT INTO cnpj.QUALIFICACAO_SOCIO (CODIGO, DESCRICAO, FLAG_CARGA_PELO_ETL) VALUES (69, 'Beneficiário Final', 0);" table:formula="of:=&quot;INSERT INTO cnpj.QUALIFICACAO_SOCIO (CODIGO, DESCRICAO, FLAG_CARGA_PELO_ETL) VALUES (&quot;&amp;[.A70]&amp;&quot;, '&quot;&amp;[.B70]&amp;&quot;', 0);&quot;" table:style-name="ce1">
            <text:p>INSERT INTO cnpj.QUALIFICACAO_SOCIO (CODIGO, DESCRICAO, FLAG_CARGA_PELO_ETL) VALUES (69, 'Beneficiário Final', 0);</text:p>
          </table:table-cell>
          <table:table-cell table:number-columns-repeated="16379"/>
        </table:table-row>
        <table:table-row table:style-name="ro3">
          <table:table-cell office:value-type="float" office:value="70" table:style-name="ce3">
            <text:p>70</text:p>
          </table:table-cell>
          <table:table-cell office:value-type="string" table:style-name="ce4">
            <text:p>Administrador Residente ou Domiciliado no Exteri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70, 'Administrador Residente ou Domiciliado no Exterior', 0);" table:formula="of:=&quot;INSERT INTO cnpj.QUALIFICACAO_SOCIO (CODIGO, DESCRICAO, FLAG_CARGA_PELO_ETL) VALUES (&quot;&amp;[.A71]&amp;&quot;, '&quot;&amp;[.B71]&amp;&quot;', 0);&quot;" table:style-name="ce1">
            <text:p>INSERT INTO cnpj.QUALIFICACAO_SOCIO (CODIGO, DESCRICAO, FLAG_CARGA_PELO_ETL) VALUES (70, 'Administrador Residente ou Domiciliado no Exterior', 0);</text:p>
          </table:table-cell>
          <table:table-cell table:number-columns-repeated="16379"/>
        </table:table-row>
        <table:table-row table:style-name="ro5">
          <table:table-cell office:value-type="float" office:value="71" table:style-name="ce3">
            <text:p>71</text:p>
          </table:table-cell>
          <table:table-cell office:value-type="string" table:style-name="ce4">
            <text:p>Conselheiro de Administração Residente ou Domiciliado no Exteri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71, 'Conselheiro de Administração Residente ou Domiciliado no Exterior', 0);" table:formula="of:=&quot;INSERT INTO cnpj.QUALIFICACAO_SOCIO (CODIGO, DESCRICAO, FLAG_CARGA_PELO_ETL) VALUES (&quot;&amp;[.A72]&amp;&quot;, '&quot;&amp;[.B72]&amp;&quot;', 0);&quot;" table:style-name="ce1">
            <text:p>INSERT INTO cnpj.QUALIFICACAO_SOCIO (CODIGO, DESCRICAO, FLAG_CARGA_PELO_ETL) VALUES (71, 'Conselheiro de Administração Residente ou Domiciliado no Exterior', 0);</text:p>
          </table:table-cell>
          <table:table-cell table:number-columns-repeated="16379"/>
        </table:table-row>
        <table:table-row table:style-name="ro4">
          <table:table-cell office:value-type="float" office:value="72" table:style-name="ce3">
            <text:p>72</text:p>
          </table:table-cell>
          <table:table-cell office:value-type="string" table:style-name="ce4">
            <text:p>Diretor Residente ou Domiciliado no Exteri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72, 'Diretor Residente ou Domiciliado no Exterior', 0);" table:formula="of:=&quot;INSERT INTO cnpj.QUALIFICACAO_SOCIO (CODIGO, DESCRICAO, FLAG_CARGA_PELO_ETL) VALUES (&quot;&amp;[.A73]&amp;&quot;, '&quot;&amp;[.B73]&amp;&quot;', 0);&quot;" table:style-name="ce1">
            <text:p>INSERT INTO cnpj.QUALIFICACAO_SOCIO (CODIGO, DESCRICAO, FLAG_CARGA_PELO_ETL) VALUES (72, 'Diretor Residente ou Domiciliado no Exterior', 0);</text:p>
          </table:table-cell>
          <table:table-cell table:number-columns-repeated="16379"/>
        </table:table-row>
        <table:table-row table:style-name="ro3">
          <table:table-cell office:value-type="float" office:value="73" table:style-name="ce3">
            <text:p>73</text:p>
          </table:table-cell>
          <table:table-cell office:value-type="string" table:style-name="ce4">
            <text:p>Presidente Residente ou Domiciliado no Exteri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73, 'Presidente Residente ou Domiciliado no Exterior', 0);" table:formula="of:=&quot;INSERT INTO cnpj.QUALIFICACAO_SOCIO (CODIGO, DESCRICAO, FLAG_CARGA_PELO_ETL) VALUES (&quot;&amp;[.A74]&amp;&quot;, '&quot;&amp;[.B74]&amp;&quot;', 0);&quot;" table:style-name="ce1">
            <text:p>INSERT INTO cnpj.QUALIFICACAO_SOCIO (CODIGO, DESCRICAO, FLAG_CARGA_PELO_ETL) VALUES (73, 'Presidente Residente ou Domiciliado no Exterior', 0);</text:p>
          </table:table-cell>
          <table:table-cell table:number-columns-repeated="16379"/>
        </table:table-row>
        <table:table-row table:style-name="ro3">
          <table:table-cell office:value-type="float" office:value="74" table:style-name="ce3">
            <text:p>74</text:p>
          </table:table-cell>
          <table:table-cell office:value-type="string" table:style-name="ce4">
            <text:p>Sócio-Administrador Residente ou Domiciliado no Exteri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74, 'Sócio-Administrador Residente ou Domiciliado no Exterior', 0);" table:formula="of:=&quot;INSERT INTO cnpj.QUALIFICACAO_SOCIO (CODIGO, DESCRICAO, FLAG_CARGA_PELO_ETL) VALUES (&quot;&amp;[.A75]&amp;&quot;, '&quot;&amp;[.B75]&amp;&quot;', 0);&quot;" table:style-name="ce1">
            <text:p>INSERT INTO cnpj.QUALIFICACAO_SOCIO (CODIGO, DESCRICAO, FLAG_CARGA_PELO_ETL) VALUES (74, 'Sócio-Administrador Residente ou Domiciliado no Exterior', 0);</text:p>
          </table:table-cell>
          <table:table-cell table:number-columns-repeated="16379"/>
        </table:table-row>
        <table:table-row table:style-name="ro4">
          <table:table-cell office:value-type="float" office:value="75" table:style-name="ce3">
            <text:p>75</text:p>
          </table:table-cell>
          <table:table-cell office:value-type="string" table:style-name="ce4">
            <text:p>Fundador Residente ou Domiciliado no Exteri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75, 'Fundador Residente ou Domiciliado no Exterior', 0);" table:formula="of:=&quot;INSERT INTO cnpj.QUALIFICACAO_SOCIO (CODIGO, DESCRICAO, FLAG_CARGA_PELO_ETL) VALUES (&quot;&amp;[.A76]&amp;&quot;, '&quot;&amp;[.B76]&amp;&quot;', 0);&quot;" table:style-name="ce1">
            <text:p>INSERT INTO cnpj.QUALIFICACAO_SOCIO (CODIGO, DESCRICAO, FLAG_CARGA_PELO_ETL) VALUES (75, 'Fundador Residente ou Domiciliado no Exterior', 0);</text:p>
          </table:table-cell>
          <table:table-cell table:number-columns-repeated="16379"/>
        </table:table-row>
        <table:table-row table:style-name="ro2">
          <table:table-cell office:value-type="float" office:value="76" table:style-name="ce3">
            <text:p>76</text:p>
          </table:table-cell>
          <table:table-cell office:value-type="string" table:style-name="ce4">
            <text:p>Protet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76, 'Protetor', 0);" table:formula="of:=&quot;INSERT INTO cnpj.QUALIFICACAO_SOCIO (CODIGO, DESCRICAO, FLAG_CARGA_PELO_ETL) VALUES (&quot;&amp;[.A77]&amp;&quot;, '&quot;&amp;[.B77]&amp;&quot;', 0);&quot;" table:style-name="ce1">
            <text:p>INSERT INTO cnpj.QUALIFICACAO_SOCIO (CODIGO, DESCRICAO, FLAG_CARGA_PELO_ETL) VALUES (76, 'Protetor', 0);</text:p>
          </table:table-cell>
          <table:table-cell table:number-columns-repeated="16379"/>
        </table:table-row>
        <table:table-row table:style-name="ro2">
          <table:table-cell office:value-type="float" office:value="77" table:style-name="ce3">
            <text:p>77</text:p>
          </table:table-cell>
          <table:table-cell office:value-type="string" table:style-name="ce4">
            <text:p>Vice-Presidente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77, 'Vice-Presidente', 0);" table:formula="of:=&quot;INSERT INTO cnpj.QUALIFICACAO_SOCIO (CODIGO, DESCRICAO, FLAG_CARGA_PELO_ETL) VALUES (&quot;&amp;[.A78]&amp;&quot;, '&quot;&amp;[.B78]&amp;&quot;', 0);&quot;" table:style-name="ce1">
            <text:p>INSERT INTO cnpj.QUALIFICACAO_SOCIO (CODIGO, DESCRICAO, FLAG_CARGA_PELO_ETL) VALUES (77, 'Vice-Presidente', 0);</text:p>
          </table:table-cell>
          <table:table-cell table:number-columns-repeated="16379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string" table:style-name="ce7">
            <text:p>Titular Pessoa Jurídica Domiciliada no Brasil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78, 'Titular Pessoa Jurídica Domiciliada no Brasil', 0);" table:formula="of:=&quot;INSERT INTO cnpj.QUALIFICACAO_SOCIO (CODIGO, DESCRICAO, FLAG_CARGA_PELO_ETL) VALUES (&quot;&amp;[.A79]&amp;&quot;, '&quot;&amp;[.B79]&amp;&quot;', 0);&quot;" table:style-name="ce1">
            <text:p>INSERT INTO cnpj.QUALIFICACAO_SOCIO (CODIGO, DESCRICAO, FLAG_CARGA_PELO_ETL) VALUES (78, 'Titular Pessoa Jurídica Domiciliada no Brasil', 0);</text:p>
          </table:table-cell>
          <table:table-cell table:number-columns-repeated="16379"/>
        </table:table-row>
        <table:table-row table:style-name="ro1">
          <table:table-cell office:value-type="float" office:value="79" table:style-name="ce6">
            <text:p>79</text:p>
          </table:table-cell>
          <table:table-cell office:value-type="string" table:style-name="ce7">
            <text:p>Titular Pessoa Jurídica Domiciliada no Exterior</text:p>
          </table:table-cell>
          <table:table-cell office:value-type="string" table:style-name="ce5">
            <text:p>Sim</text:p>
          </table:table-cell>
          <table:table-cell table:style-name="ce1"/>
          <table:table-cell office:value-type="string" office:string-value="INSERT INTO cnpj.QUALIFICACAO_SOCIO (CODIGO, DESCRICAO, FLAG_CARGA_PELO_ETL) VALUES (79, 'Titular Pessoa Jurídica Domiciliada no Exterior', 0);" table:formula="of:=&quot;INSERT INTO cnpj.QUALIFICACAO_SOCIO (CODIGO, DESCRICAO, FLAG_CARGA_PELO_ETL) VALUES (&quot;&amp;[.A80]&amp;&quot;, '&quot;&amp;[.B80]&amp;&quot;', 0);&quot;" table:style-name="ce1">
            <text:p>INSERT INTO cnpj.QUALIFICACAO_SOCIO (CODIGO, DESCRICAO, FLAG_CARGA_PELO_ETL) VALUES (79, 'Titular Pessoa Jurídica Domiciliada no Exterior', 0);</text:p>
          </table:table-cell>
          <table:table-cell table:number-columns-repeated="16379"/>
        </table:table-row>
        <table:table-row table:number-rows-repeated="104849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5354330708661in" fo:margin-left="0.511811023622047in" fo:margin-right="0.51181102362204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047244094488in" fo:margin-left="0.511811023622047in" fo:margin-right="0.511811023622047in" fo:margin-bottom="0in"/>
      </style:header-style>
      <style:footer-style>
        <style:header-footer-properties fo:min-height="0.472047244094488in" fo:margin-left="0.511811023622047in" fo:margin-right="0.51181102362204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Kelly Lamounier Clausen</meta:initial-creator>
    <dc:creator>Rogers Reiche de Mendonca</dc:creator>
    <meta:creation-date>2020-01-30T16:59:06Z</meta:creation-date>
    <dc:date>2021-10-22T13:32:17Z</dc:date>
    <meta:editing-cycles>1</meta:editing-cycles>
    <meta:editing-duration>PT10252S</meta:editing-duration>
  </office:meta>
</office:document-meta>
</file>